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Minion Pro" svg:font-family="'Minion Pro'"/>
    <style:font-face style:name="OpenSymbol" svg:font-family="OpenSymbol"/>
    <style:font-face style:name="sans-serif" svg:font-family="sans-serif"/>
    <style:font-face style:name="Liberation Sans" svg:font-family="'Liberation Sans', Arial" style:font-family-generic="swiss"/>
    <style:font-face style:name="Bitstream Charter" svg:font-family="'Bitstream Charter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Bitstream Charter" fo:font-size="12pt" style:font-size-asian="12pt" style:font-size-complex="12pt"/>
    </style:style>
    <style:style style:name="P3" style:family="paragraph" style:parent-style-name="Standard">
      <style:text-properties fo:color="#dc2300" style:font-name="Bitstream Charter" fo:font-size="12pt" style:font-size-asian="12pt" style:font-size-complex="12pt"/>
    </style:style>
    <style:style style:name="P4" style:family="paragraph" style:parent-style-name="Standard">
      <style:text-properties fo:color="#dc2300" style:font-name="Bitstream Charter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writing-mode="lr-tb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writing-mode="lr-tb"/>
      <style:text-properties style:font-name="Bitstream Charter" fo:font-size="12pt" style:font-size-asian="12pt" style:font-size-complex="12pt"/>
    </style:style>
    <style:style style:name="P7" style:family="paragraph" style:parent-style-name="Standard" style:list-style-name="L2">
      <style:paragraph-properties style:writing-mode="lr-tb"/>
      <style:text-properties style:font-name="Bitstream Charter" fo:font-size="12pt" style:font-size-asian="12pt" style:font-size-complex="12pt"/>
    </style:style>
    <style:style style:name="P8" style:family="paragraph" style:parent-style-name="Standard">
      <style:paragraph-properties style:writing-mode="lr-tb"/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writing-mode="lr-tb"/>
      <style:text-properties fo:color="#dc2300" style:font-name="Bitstream Charter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MM, Donnerstag, 6. März 2014</text:p>
      <text:p text:style-name="P5"/>
      <text:p text:style-name="P9">Am Anfang stehen ein paar allgemeine Bemerkungen zu den Anforderungen an die Karte. Danach folgt UNSERE STRUKTUR mit einigen : <text:line-break/>Wir haben gegliedert nach Bedürfnissen / Politische Identitäten / Produktionsformen / Organisationsformen und -prinzipien</text:p>
      <text:p text:style-name="P5"/>
      <text:section text:style-name="Sect1" text:name="pageContainer1">
        <text:p text:style-name="P5">Allgemeine Anforderungen an die Karte: </text:p>
        <text:p text:style-name="P6">Worum geht es? → Grundbedürfnisse alternativ decken, Alternativen sichtbar machen, Mut machen, Wirkung entfalten</text:p>
        <text:p text:style-name="P6"/>
        <text:p text:style-name="P6"><text:span text:style-name="T1">Eintragung / Moderation</text:span></text:p>
        <text:p text:style-name="P6"><text:span text:style-name="T1">Wer trägt ein? → </text:span>Alle die etwas kennen ; die Projekte selbst - nach vorgeschlagenen Kriterien <text:s/>ODER: zentrale Erfassung? ; Moderation – Administration – durch wen?</text:p>
        <text:p text:style-name="P6"><text:span text:style-name="T1">Wichtig:</text:span> Nachvollziehbarkeit der Taxonomie für Eintragende</text:p>
        <text:p text:style-name="P6">Gefilterter OSM – Editor für vereinfachte Eintragung</text:p>
        <text:p text:style-name="P6"/>
        <text:p text:style-name="P5">Mindestkriterien - Ausschlusskriterien</text:p>
        <text:p text:style-name="P6">Ausschlusskriterien vs. grenzenlose Inklusion</text:p>
        <text:p text:style-name="P6">Design sollte so sein, dass Adidas draußen bleibt?</text:p>
        <text:p text:style-name="P6">Möglichst großes Angebot durch so inklusiv wie möglich</text:p>
        <text:p text:style-name="P6">Sicherstellen, dass Unerwünschtes ausgeblendet werden kann</text:p>
      </text:section>
      <text:section text:style-name="Sect1" text:name="pageContainer2">
        <text:p text:style-name="P5"/>
        <text:p text:style-name="P5">Technische Anforderungen</text:p>
        <text:list xml:id="list1240582444" text:style-name="L2">
          <text:list-item>
            <text:p text:style-name="P7">Global, diverse Sprachen – Thesaurus für Synonyme</text:p>
          </text:list-item>
          <text:list-item>
            <text:p text:style-name="P7">Offene Schemata</text:p>
          </text:list-item>
          <text:list-item>
            <text:p text:style-name="P7">Nicht nur auf Karte anzeigen, sondern auch als Listen ausdrucken</text:p>
          </text:list-item>
          <text:list-item>
            <text:p text:style-name="P7">Verschiedene Layers zu- und abschaltbar, Kriterien zum Filtern</text:p>
          </text:list-item>
          <text:list-item>
            <text:p text:style-name="P7">Vernetzung OSM+</text:p>
          </text:list-item>
          <text:list-item>
            <text:p text:style-name="P7">Erfahrungsaustausch OSM+</text:p>
          </text:list-item>
          <text:list-item>
            <text:p text:style-name="P7">Feedbackmöglichkeit OSM+</text:p>
          </text:list-item>
          <text:list-item>
            <text:p text:style-name="P7">Zugriffskontrolle für manchen Daten OSM+</text:p>
          </text:list-item>
          <text:list-item>
            <text:p text:style-name="P7">Karte mit Zeitbezug OSM+</text:p>
          </text:list-item>
          <text:list-item>
            <text:p text:style-name="P7">Zeitbeschränkung bei Projekten (zB Events) OSM+</text:p>
          </text:list-item>
          <text:list-item>
            <text:p text:style-name="P7">Offene Fragen / Wünsche</text:p>
          </text:list-item>
          <text:list-item>
            <text:p text:style-name="P7">Umgang mit bereits vorhandenen Taxonomien</text:p>
          </text:list-item>
          <text:list-item>
            <text:p text:style-name="P7">Schnittstellen statt eine zentrale Datenbank</text:p>
          </text:list-item>
          <text:list-item>
            <text:p text:style-name="P7">Entwicklungs-Workshop wie hier</text:p>
          </text:list-item>
          <text:list-item>
            <text:p text:style-name="P7">Entwicklung über MMM hinaus</text:p>
          </text:list-item>
          <text:list-item>
            <text:p text:style-name="P7">Öffentlichkeitsarbeit – Schneeballsystem – Mappingsprints, Mappingparties, Mappingjams</text:p>
          </text:list-item>
          <text:list-item>
            <text:p text:style-name="P7">Aktualisierung der Eintragungen durch regelmäßige Nachfragen automatisieren</text:p>
          </text:list-item>
          <text:list-item>
            <text:p text:style-name="P7">Lokale Scouts</text:p>
          </text:list-item>
        </text:list>
        <text:p text:style-name="P6"/>
      </text:section>
      <text:p text:style-name="P4"/>
      <text:p text:style-name="P4">JETZT GEHT ES LOS MIT DER TAXONOMIE</text:p>
      <text:p text:style-name="P1"/>
      <text:p text:style-name="P5">Bedürfnisse / </text:p>
      <text:p text:style-name="P5"><text:soft-page-break/>Was wollen wir kartieren?</text:p>
      <text:p text:style-name="P6">Lebensmittel </text:p>
      <text:p text:style-name="P6">Mobilität </text:p>
      <text:p text:style-name="P6">Wohnprojekt</text:p>
      <text:p text:style-name="P6">Forschungsthemen</text:p>
      <text:p text:style-name="P6">Quantified Self Daten (?)</text:p>
      <text:p text:style-name="P6">Ressourcen</text:p>
      <text:p text:style-name="P6">Zielgruppe – NutzerInnen – EndverbraucherInnen</text:p>
      <text:p text:style-name="P6">Betriebe und Projekte</text:p>
      <text:p text:style-name="P6">Räume</text:p>
      <text:p text:style-name="P6">Events</text:p>
      <text:p text:style-name="P6">Angebote von Online-Plattformen</text:p>
      <text:p text:style-name="P6">Eigenschaften und Funktionen</text:p>
      <text:p text:style-name="P6">Größe des Projekts</text:p>
      <text:p text:style-name="P6">Ort X</text:p>
      <text:p text:style-name="P6">Öffnungszeiten X</text:p>
      <text:p text:style-name="P6">Events im Umkreis von ? km anzeigen</text:p>
      <text:p text:style-name="P6">Einzugsgebiet / Wirkungsgebiet</text:p>
      <text:p text:style-name="P6">Verbindungen zu Partnern, Zulieferern und Kunden</text:p>
      <text:p text:style-name="P8">Tracking von Transportwegen</text:p>
      <text:p text:style-name="P1"/>
      <text:p text:style-name="P1"/>
      <text:p text:style-name="P1">Politische Identitäten</text:p>
      <text:p text:style-name="P6"/>
      <text:p text:style-name="P6">- Solidarische Ökonomie</text:p>
      <text:p text:style-name="P6">- Religionsgruppen</text:p>
      <text:p text:style-name="P6">- Organisierte Netzwerke</text:p>
      <text:p text:style-name="P6">- fairer Handel</text:p>
      <text:p text:style-name="P6">- Transition Town</text:p>
      <text:p text:style-name="P6">- Eco-Village</text:p>
      <text:p text:style-name="P6">- Cohousing</text:p>
      <text:p text:style-name="P6">- Agroecology</text:p>
      <text:p text:style-name="P6">- Permaculture</text:p>
      <text:p text:style-name="P6">- Demonetarisierung</text:p>
      <text:p text:style-name="P6">- Tauschringe</text:p>
      <text:p text:style-name="P6">- Energie-Wende-Initiativen</text:p>
      <text:p text:style-name="P6">- Commons/Allmende</text:p>
      <text:p text:style-name="P6">- Klimawandel-Initiativen</text:p>
      <text:p text:style-name="P6">- Mal und Spiel-Orte</text:p>
      <text:p text:style-name="P6">- Montessori-Pädagogik </text:p>
      <text:p text:style-name="P6">- Degrowth Hubs</text:p>
      <text:p text:style-name="P6">- fairer Handel</text:p>
      <text:p text:style-name="P6">- Gemeinwohlökonomie</text:p>
      <text:p text:style-name="P6">- Autonom/Linksextrem/Rechtsextrem</text:p>
      <text:p text:style-name="P6">- Political Ecology</text:p>
      <text:p text:style-name="P6">- offene Bücherschränke → Standorte Zukunftsbibliotheken → <text:s/>nachhaltiges Wissen-Ressourcen/Netzwerke</text:p>
      <text:p text:style-name="P2"/>
      <text:p text:style-name="P2"/>
      <text:section text:style-name="Sect1" text:name="outerContainer">
        <text:section text:style-name="Sect1" text:name="mainContainer">
          <text:section text:style-name="Sect1" text:name="viewerContainer">
            <text:section text:style-name="Sect1" text:name="viewer">
              <text:section text:style-name="Sect1" text:name="Bereich1">
                <text:p text:style-name="P5"><text:bookmark text:name="pageContainer1"/>Produktionsformen und -prozesse</text:p>
                <text:p text:style-name="P6"><text:soft-page-break/>Wissen </text:p>
                <text:p text:style-name="P6">Open Knowledge</text:p>
                <text:p text:style-name="P6">GPL, LGPL, MIT, BSD, OS-Lizenzen</text:p>
                <text:p text:style-name="P6">Public Domain</text:p>
                <text:p text:style-name="P6">Datenquellen/ Open Data</text:p>
                <text:p text:style-name="P6">Finanzierung</text:p>
                <text:p text:style-name="P6">P2P</text:p>
                <text:p text:style-name="P6">Social Banking</text:p>
                <text:p text:style-name="P6">Arbeit/ Arbeitsbedingungen</text:p>
                <text:p text:style-name="P6">Trainings-/Ausbildungsbedingungen</text:p>
                <text:p text:style-name="P6">P2P Review</text:p>
                <text:p text:style-name="P6">Unternehmensstandort</text:p>
                <text:p text:style-name="P6">Unternehmensgröße</text:p>
                <text:p text:style-name="P6">Transparanz</text:p>
                <text:p text:style-name="P6">100% erfüllt oder teilweise: yes / no / a bit / much</text:p>
                <text:p text:style-name="P6">transparente/ offene Bilanzen</text:p>
                <text:p text:style-name="P6">transparente </text:p>
                <text:p text:style-name="P6">Produktionskosten (supply chain)</text:p>
                <text:p text:style-name="P6">open knowledge </text:p>
                <text:p text:style-name="P6">Natürliche Ressourcen</text:p>
                <text:p text:style-name="P6">Idee-&gt; regional und ökologische Erzeugte Einzelprodukte (z.B. Eier) bzw. deren </text:p>
              </text:section>
              <text:section text:style-name="Sect1" text:name="Bereich2">
                <text:p text:style-name="P2"/>
                <text:p text:style-name="P1"/>
              </text:section>
            </text:section>
          </text:section>
        </text:section>
      </text:section>
      <text:p text:style-name="P5">Organisationsformen und -prinzipien</text:p>
      <text:p text:style-name="P5"/>
      <text:p text:style-name="P5">Organisationsformen:</text:p>
      <text:p text:style-name="P6">Unterscheidung zwischen Betrieben und Projekten</text:p>
      <text:p text:style-name="P6">Für Betriebe: Kooperativen, Genossenschaften, Kollektivbetriebe</text:p>
      <text:p text:style-name="P6">Für Projekte z.B. : Höfe, Kommunen, Wohnprojekte</text:p>
      <text:p text:style-name="P5"/>
      <text:p text:style-name="P5">Organisationsprinzipien:</text:p>
      <text:p text:style-name="P6">selbstverwaltet, Entscheidungsfindung demokratisch, </text:p>
      <text:p text:style-name="P6">von den Prinzipien der Solök finden sich hier 2 Karten:</text:p>
      <text:p text:style-name="P6">Selbstverwaltung und Wirtschaftsunternehmen</text:p>
      <text:p text:style-name="P6">Rechtsform</text:p>
      <text:p text:style-name="P6">Eigentumsform</text:p>
      <text:p text:style-name="P6">Organisationszweck:</text:p>
      <text:p text:style-name="P6">for profit, non profit, gemeinnützig</text:p>
      <text:p text:style-name="P6">Dann steht da noch Größe und Communities of practice – das ist vielleicht auch ein </text:p>
      <text:p text:style-name="P6">Organisationszweck?</text:p>
      <text:p text:style-name="P2"/>
      <text:p text:style-name="P2"/>
      <text:p text:style-name="P3">SOVIEL ZU UNSEREN TAXONOMIESTICHWORTEN</text:p>
      <text:p text:style-name="P3">JETZT FOLGEN DREI BEISPIELE; MIT DENEN EINIGE VERSUCHT HABEN; DIESE TAXONOMIE AUSZUTESTEN → HAT FUNKTIONIERT. UND IHR SEHT HIER AUCH; DASS DIE EINTRAGUNG GANZ EINFACH WÄRE</text:p>
      <text:p text:style-name="P1"/>
      <text:p text:style-name="P5"><text:bookmark text:name="pageContainer11"/>Beispiele für Tagging an konkreten Projekten</text:p>
      <text:section text:style-name="Sect1" text:name="Bereich3">
        <text:p text:style-name="P5"/>
        <text:p text:style-name="P5">Otelo Ottensheim</text:p>
        <text:p text:style-name="P6"><text:soft-page-break/>Adresse, Telefonnummer, Webseite, evtl. Kontakt</text:p>
        <text:p text:style-name="P6">Name: Otelo</text:p>
        <text:p text:style-name="P6">Beschreibung / Identität / Branding: Offenes Technologie Labor</text:p>
        <text:p text:style-name="P6">Bedürfnis: Gemeinschaft</text:p>
        <text:p text:style-name="P6">Bedürfnis: offene Räume</text:p>
        <text:p text:style-name="P6">Veranstaltungsräume</text:p>
        <text:p text:style-name="P6">Küche</text:p>
        <text:p text:style-name="P6">offene Werkstätte</text:p>
        <text:p text:style-name="P6">Fahrradwerkstatt</text:p>
        <text:p text:style-name="P6">Fab Lab</text:p>
        <text:p text:style-name="P6">Bedürfnis: Bildung</text:p>
        <text:p text:style-name="P6">Bedürfnis: Kommunikation</text:p>
        <text:p text:style-name="P6">Freies Radio</text:p>
        <text:p text:style-name="P6">Bedürfnis: Gebrauchsgüter</text:p>
        <text:p text:style-name="P6">Kleidung</text:p>
        <text:p text:style-name="P6">Mode of production: P2P</text:p>
        <text:p text:style-name="P6">Mode of interaction: kostenlos</text:p>
        <text:p text:style-name="P6">Organisationsprinzip: selbstverwaltet</text:p>
        <text:p text:style-name="P6">Access:mode = free</text:p>
        <text:p text:style-name="P6">______________________________</text:p>
        <text:p text:style-name="P5">Gemeinschaftsgarten Längenfeldgasse</text:p>
        <text:p text:style-name="P6">Adresse, Telefonnummer, Webseite, evtl. Kontakt</text:p>
        <text:p text:style-name="P6">Bezeichnung / Identität: Community Garden</text:p>
        <text:p text:style-name="P6">Bedürfnis: Land/Boden</text:p>
        <text:p text:style-name="P6">Bedürfnis: Gemeinschaft</text:p>
        <text:p text:style-name="P6">Bedürfnis: Ernährung</text:p>
        <text:p text:style-name="P6">organic = yes</text:p>
        <text:p text:style-name="P6">Mode of production: P2P</text:p>
        <text:p text:style-name="P6">Mode of interaction: shared use</text:p>
        <text:p text:style-name="P6">Organisationsprinzip: selbstverwaltet</text:p>
        <text:p text:style-name="P6">Access:mode = free</text:p>
        <text:p text:style-name="P6">____________________</text:p>
      </text:section>
      <text:section text:style-name="Sect1" text:name="Bereich4">
        <text:p text:style-name="P5"><text:bookmark text:name="pageContainer21"/>Land in Sicht</text:p>
        <text:p text:style-name="P6">Adresse, Telefonnummer, Webseite, evtl. Kontakt</text:p>
        <text:p text:style-name="P6">Bezeichnung / Identität: Hofkollektiv</text:p>
        <text:p text:style-name="P6">Bedürfnis: Wohnen = </text:p>
        <text:p text:style-name="P6">Hofkollektiv (mehrere Kategorien, die sich nicht überschneiden)</text:p>
        <text:p text:style-name="P6">Bedürfnis: Land / Boden = yes</text:p>
        <text:p text:style-name="P6">Bedürfnis: Bildung</text:p>
        <text:p text:style-name="P6">Unterkategorien</text:p>
        <text:p text:style-name="P6">Eigentumsform: shared possession</text:p>
        <text:p text:style-name="P6">Mode of interaction: shared economy</text:p>
        <text:p text:style-name="P6">Organisationsprinzip: selbstverwaltet</text:p>
        <text:p text:style-name="P6">access:mode = membership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Minion Pro" svg:font-family="'Minion Pro'"/>
    <style:font-face style:name="OpenSymbol" svg:font-family="OpenSymbol"/>
    <style:font-face style:name="sans-serif" svg:font-family="sans-serif"/>
    <style:font-face style:name="Liberation Sans" svg:font-family="'Liberation Sans', Arial" style:font-family-generic="swiss"/>
    <style:font-face style:name="Bitstream Charter" svg:font-family="'Bitstream Charter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inion Pro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Minion Pro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Minion Pro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nion Pro"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ke Helfrich</meta:initial-creator>
    <meta:creation-date>2014-04-12T19:03:18</meta:creation-date>
    <dc:date>2014-04-12T19:34:02</dc:date>
    <dc:creator>Silke Helfrich</dc:creator>
    <meta:editing-duration>PT28M22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4" meta:paragraph-count="162" meta:word-count="633" meta:character-count="5187" meta:non-whitespace-character-count="4701"/>
  </office:meta>
</office:document-meta>
</file>